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JetBrainsMono NF" officeooo:rsid="0006418b" officeooo:paragraph-rsid="0006418b"/>
    </style:style>
    <style:style style:name="P2" style:family="paragraph" style:parent-style-name="Text_20_body">
      <style:text-properties style:font-name="JetBrainsMono NF" officeooo:rsid="0006418b" officeooo:paragraph-rsid="0006418b"/>
    </style:style>
    <style:style style:name="P3" style:family="paragraph" style:parent-style-name="Text_20_body">
      <style:text-properties style:font-name="JetBrainsMono NF" fo:font-size="14pt" officeooo:rsid="0006418b" officeooo:paragraph-rsid="0006418b" style:font-size-asian="14pt" style:font-size-complex="14pt"/>
    </style:style>
    <style:style style:name="P4" style:family="paragraph" style:parent-style-name="Text_20_body" style:list-style-name="L1">
      <style:text-properties style:font-name="JetBrainsMono NF" fo:font-size="12pt" officeooo:rsid="0006418b" officeooo:paragraph-rsid="0006418b" style:font-size-asian="10.5pt" style:font-size-complex="12pt"/>
    </style:style>
    <style:style style:name="P5" style:family="paragraph" style:parent-style-name="Text_20_body">
      <style:text-properties style:font-name="JetBrainsMono NF" fo:font-size="12pt" officeooo:rsid="0006418b" officeooo:paragraph-rsid="0006418b" style:font-size-asian="10.5pt" style:font-size-complex="12pt"/>
    </style:style>
    <style:style style:name="P6" style:family="paragraph" style:parent-style-name="Text_20_body">
      <style:text-properties style:font-name="JetBrainsMono NF" fo:font-size="14pt" officeooo:rsid="0006418b" officeooo:paragraph-rsid="0006418b" style:font-size-asian="12.25pt" style:font-size-complex="14pt"/>
    </style:style>
    <style:style style:name="P7" style:family="paragraph" style:parent-style-name="Text_20_body" style:list-style-name="L2">
      <style:text-properties style:font-name="JetBrainsMono NF" fo:font-size="12pt" officeooo:rsid="0006418b" officeooo:paragraph-rsid="0006418b" style:font-size-asian="12pt" style:font-size-complex="12pt"/>
    </style:style>
    <style:style style:name="P8" style:family="paragraph" style:parent-style-name="Text_20_body" style:list-style-name="L3">
      <style:text-properties style:font-name="JetBrainsMono NF" fo:font-size="12pt" officeooo:rsid="0006418b" officeooo:paragraph-rsid="0006418b" style:font-size-asian="12pt" style:font-size-complex="12pt"/>
    </style:style>
    <style:style style:name="P9" style:family="paragraph" style:parent-style-name="Text_20_body">
      <style:text-properties style:font-name="JetBrainsMono NF" fo:font-size="12pt" officeooo:rsid="0006418b" officeooo:paragraph-rsid="0006418b" style:font-size-asian="12pt" style:font-size-complex="12pt"/>
    </style:style>
    <style:style style:name="P10" style:family="paragraph" style:parent-style-name="Text_20_body" style:list-style-name="L4">
      <style:text-properties style:font-name="JetBrainsMono NF" fo:font-size="12pt" officeooo:rsid="0006418b" officeooo:paragraph-rsid="0006418b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hiemi</text:p>
      <text:p text:style-name="P2"/>
      <text:p text:style-name="P3">modules: api</text:p>
      <text:list text:style-name="L1">
        <text:list-item>
          <text:p text:style-name="P4">auth</text:p>
        </text:list-item>
        <text:list-item>
          <text:p text:style-name="P4">marketplace</text:p>
        </text:list-item>
        <text:list-item>
          <text:p text:style-name="P4">profile</text:p>
        </text:list-item>
        <text:list-item>
          <text:p text:style-name="P4">chat</text:p>
        </text:list-item>
        <text:list-item>
          <text:p text:style-name="P4">questionnaire</text:p>
        </text:list-item>
      </text:list>
      <text:p text:style-name="P5"/>
      <text:p text:style-name="P6">auth: </text:p>
      <text:list text:style-name="L2">
        <text:list-item>
          <text:p text:style-name="P7">sign up</text:p>
        </text:list-item>
        <text:list-item>
          <text:p text:style-name="P7">sign in</text:p>
        </text:list-item>
        <text:list-item>
          <text:p text:style-name="P7">sign out</text:p>
        </text:list-item>
      </text:list>
      <text:p text:style-name="P6"/>
      <text:p text:style-name="P6">marketplace:</text:p>
      <text:list text:style-name="L3">
        <text:list-item>
          <text:p text:style-name="P8">get all projects</text:p>
        </text:list-item>
        <text:list-item>
          <text:p text:style-name="P8">get project details</text:p>
        </text:list-item>
        <text:list-item>
          <text:p text:style-name="P8">add projects</text:p>
        </text:list-item>
        <text:list-item>
          <text:p text:style-name="P8">delete projects</text:p>
        </text:list-item>
        <text:list-item>
          <text:p text:style-name="P8">edit projects</text:p>
        </text:list-item>
      </text:list>
      <text:p text:style-name="P9"/>
      <text:p text:style-name="P6">profile:</text:p>
      <text:list text:style-name="L4">
        <text:list-item>
          <text:p text:style-name="P10">get user details</text:p>
        </text:list-item>
        <text:list-item>
          <text:p text:style-name="P10">edit user details</text:p>
        </text:list-item>
        <text:list-item>
          <text:p text:style-name="P10">add dev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9:02:31.735000000</meta:creation-date>
    <dc:date>2025-06-25T19:14:05.607000000</dc:date>
    <meta:editing-duration>PT11M40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1" meta:word-count="55" meta:character-count="257" meta:non-whitespace-character-count="238"/>
  </office:meta>
</office:document-meta>
</file>